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8000002D818B1581CD422926E.png" manifest:media-type="image/png"/>
  <manifest:file-entry manifest:full-path="Pictures/10000201000004A90000024E5B65E56346D6BD7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3.845cm" svg:x="0cm" svg:y="0cm">
          <draw:image xlink:href="Pictures/10000201000004A90000024E5B65E56346D6BD76.png" xlink:type="simple" xlink:show="embed" xlink:actuate="onLoad">
            <text:p/>
          </draw:image>
        </draw:frame>
        <draw:frame draw:style-name="gr1" draw:text-style-name="P1" draw:layer="layout" svg:width="16.256cm" svg:height="8.965cm" svg:x="10.668cm" svg:y="11.863cm">
          <draw:image xlink:href="Pictures/1000020100000528000002D818B1581CD422926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4T15:45:32.892914155</meta:creation-date>
    <dc:date>2018-05-24T15:49:43.955971761</dc:date>
    <meta:editing-duration>PT4M12S</meta:editing-duration>
    <meta:editing-cycles>1</meta:editing-cycles>
    <meta:document-statistic meta:object-count="25"/>
    <meta:generator>LibreOffice/5.1.6.2$Linux_X86_64 LibreOffice_project/10m0$Build-2</meta:generator>
  </office:meta>
</office:document-meta>
</file>